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.0417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paragraph-rsid="0002d979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size="16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4d3e9529-7fff-2aa7-5866-b6b803d3e8d9"/>Intech Studio: Grid</text:p>
      <text:p text:style-name="P2"><text:span text:style-name="T5">User Interface</text:span></text:p>
      <text:list xml:id="list3494027967" text:style-name="L1">
        <text:list-item>
          <text:p text:style-name="P3"><text:span text:style-name="T2">LED feedback for every control <text:tab/><text:tab/></text:span><text:span text:style-name="T1">Full-color programmable RGB </text:span></text:p>
        </text:list-item>
        <text:list-item>
          <text:p text:style-name="P3"><text:span text:style-name="T2">Rotary potentiometers <text:tab/><text:tab/><text:tab/></text:span><text:span text:style-name="T1">100,000 cycle lifespan</text:span></text:p>
        </text:list-item>
        <text:list-item>
          <text:p text:style-name="P3"><text:span text:style-name="T2">30mm linear faders<text:tab/><text:tab/><text:tab/><text:tab/></text:span><text:span text:style-name="T1">100,000 cycle lifespan</text:span></text:p>
        </text:list-item>
        <text:list-item>
          <text:p text:style-name="P3"><text:span text:style-name="T2">Omron tactile buttons<text:tab/><text:tab/><text:tab/></text:span><text:span text:style-name="T1">5,000,000 cycle lifespan</text:span></text:p>
        </text:list-item>
        <text:list-item>
          <text:p text:style-name="P3"><text:span text:style-name="T2">Endless rotary encoders<text:tab/><text:tab/><text:tab/></text:span><text:span text:style-name="T1">with velocity sensitivity</text:span></text:p>
        </text:list-item>
        <text:list-item>
          <text:p text:style-name="P3"><text:span text:style-name="T2">Map mode button</text:span></text:p>
        </text:list-item>
      </text:list>
      <text:h text:style-name="P1" text:outline-level="2">Compatibility</text:h>
      <text:list xml:id="list882776019" text:style-name="L2">
        <text:list-item>
          <text:p text:style-name="P4"><text:span text:style-name="T2">Windows, MacOS &amp; Linux<text:tab/><text:tab/><text:tab/></text:span><text:span text:style-name="T1">no drivers required*</text:span></text:p>
        </text:list-item>
        <text:list-item>
          <text:p text:style-name="P10"><text:span text:style-name="T1">Android &amp; IOS compatible<text:tab/><text:tab/><text:tab/></text:span><text:span text:style-name="T3">with the correct adapter cable</text:span></text:p>
        </text:list-item>
      </text:list>
      <text:p text:style-name="Text_20_body"/>
      <text:list xml:id="list2263253203" text:style-name="L3">
        <text:list-item>
          <text:p text:style-name="P11"><text:span text:style-name="T1">USB MIDI device<text:tab/><text:tab/><text:tab/><text:tab/></text:span><text:span text:style-name="T3">compatible with all major DAWs</text:span></text:p>
        </text:list-item>
        <text:list-item>
          <text:p text:style-name="P5"><text:span text:style-name="T2">USB HID Keyboard emulation<text:tab/><text:tab/></text:span><text:span text:style-name="T1">programmable macros and shortcuts</text:span></text:p>
        </text:list-item>
        <text:list-item>
          <text:p text:style-name="P5"><text:span text:style-name="T2">USB Storage Device<text:tab/><text:tab/><text:tab/><text:tab/></text:span><text:span text:style-name="T1">allowing user firmware upgrades</text:span></text:p>
        </text:list-item>
      </text:list>
      <text:h text:style-name="P1" text:outline-level="2">Power Requirements</text:h>
      <text:list xml:id="list3663773721" text:style-name="L4">
        <text:list-item>
          <text:p text:style-name="P12"><text:span text:style-name="T1">USB bus powered device<text:tab/><text:tab/><text:tab/></text:span><text:span text:style-name="T3">connected to a computer or external charger</text:span></text:p>
        </text:list-item>
        <text:list-item>
          <text:p text:style-name="P6"><text:span text:style-name="T2">5V through USB C cable<text:tab/><text:tab/><text:tab/></text:span><text:span text:style-name="T1">up to 3A depending on the number of modules</text:span></text:p>
        </text:list-item>
      </text:list>
      <text:h text:style-name="P1" text:outline-level="2">Product Dimensions</text:h>
      <text:list xml:id="list2017438899" text:style-name="L5">
        <text:list-item>
          <text:p text:style-name="P7"><text:span text:style-name="T2">106.6mm x 106.6mm x 32mm<text:tab/><text:tab/></text:span><text:span text:style-name="T1">including potentiometer caps</text:span></text:p>
        </text:list-item>
        <text:list-item>
          <text:p text:style-name="P7"><text:span text:style-name="T2">200g<text:tab/><text:tab/><text:tab/><text:tab/><text:tab/><text:tab/></text:span><text:span text:style-name="T1">module weight</text:span></text:p>
        </text:list-item>
      </text:list>
      <text:h text:style-name="P1" text:outline-level="2">Packaging</text:h>
      <text:list xml:id="list3955806896" text:style-name="L6">
        <text:list-item>
          <text:p text:style-name="P8"><text:span text:style-name="T2">130mm x 130mm x 65mm<text:tab/><text:tab/><text:tab/></text:span><text:span text:style-name="T1">reusable cardboard box with foam insert</text:span></text:p>
        </text:list-item>
        <text:list-item>
          <text:p text:style-name="P8"><text:span text:style-name="T2">350g<text:tab/><text:tab/><text:tab/><text:tab/><text:tab/><text:tab/></text:span><text:span text:style-name="T1">shipping weight</text:span></text:p>
        </text:list-item>
      </text:list>
      <text:h text:style-name="P1" text:outline-level="2">Included Accessories</text:h>
      <text:list xml:id="list2722093008" text:style-name="L7">
        <text:list-item>
          <text:p text:style-name="P9"><text:span text:style-name="T2">1m USB 2.0 Type A to Type C<text:tab/><text:tab/></text:span><text:span text:style-name="T1">peripheral cable </text:span></text:p>
        </text:list-item>
        <text:list-item>
          <text:p text:style-name="P13"><text:span text:style-name="T4">Getting started guid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3-26T16:46:10.545000000</dc:date>
    <meta:editing-duration>PT1M43S</meta:editing-duration>
    <meta:editing-cycles>3</meta:editing-cycles>
    <meta:document-statistic meta:table-count="0" meta:image-count="0" meta:object-count="0" meta:page-count="1" meta:paragraph-count="26" meta:word-count="168" meta:character-count="1028" meta:non-whitespace-character-count="862"/>
  </office:meta>
</office:document-meta>
</file>